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align="justify" style:justify-single-word="false" fo:text-indent="-0.25in" style:auto-text-indent="false"/>
    </style:style>
    <style:style style:name="P12" style:family="paragraph" style:parent-style-name="Standard" style:list-style-name="WWNum4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5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6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7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18" style:family="paragraph" style:parent-style-name="Standard" style:list-style-name="WWNum3">
      <style:paragraph-properties fo:margin-left="1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19" style:family="paragraph" style:parent-style-name="Heading_20_2" style:master-page-name="Standard">
      <style:paragraph-properties fo:margin-top="0.25in" fo:margin-bottom="0.0555in" loext:contextual-spacing="false" fo:line-height="100%" fo:text-align="justify" style:justify-single-word="false" fo:keep-together="auto" style:page-number="1" fo:keep-with-next="auto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x9vwkaee4ip"/><text:span text:style-name="T1">Análise da Documentação do Projeto de Enriquecimento de Dados de Livros</text:span></text:p>
      <text:p text:style-name="P2">Com o objetivo de identificar oportunidades de melhoria, foi realizada a análise da documentação do Projeto de Enriquecimento de Dados de Livros. Segue um feedback com as principais conclusões:</text:p>
      <text:p text:style-name="P2"><text:span text:style-name="T2">1. Clareza de todos os dados que serão entregues ao Cliente:</text:span></text:p>
      <text:list xml:id="list777834522" text:style-name="WWNum2">
        <text:list-item>
          <text:p text:style-name="P3"><text:span text:style-name="T2">Ponto Positivo:</text:span> O texto menciona alguns exemplos de dados que serão entregues, como "autor, editora, data de publicação, sinopse".</text:p>
        </text:list-item>
        <text:list-item>
          <text:p text:style-name="P7"><text:span text:style-name="T2">Ponto de Melhoria:</text:span> A lista de informações adicionais poderia ser <text:span text:style-name="T2">específica</text:span>. Seria importante listar todos os campos de dados que o cliente pode esperar receber. Por exemplo, incluir ISBN, gênero, número de páginas, idioma, etc.</text:p>
        </text:list-item>
        <text:list-item>
          <text:p text:style-name="P10"><text:span text:style-name="T2">Sugestão:</text:span> Adicionar uma lista mais detalhada dos campos de dados enriquecidos que serão entregues ao cliente. Exemplo: "...informações adicionais, como autor, editora, data de publicação, sinopse, ISBN, gênero, número de páginas, idioma, capa (se disponível), etc." </text:p>
        </text:list-item>
      </text:list>
      <text:p text:style-name="P2"><text:span text:style-name="T2">2. Clareza sobre a quantidade de dados que serão entregues ao Cliente:</text:span></text:p>
      <text:list xml:id="list1733291523" text:style-name="WWNum4">
        <text:list-item>
          <text:p text:style-name="P4"><text:span text:style-name="T2">Ponto de Melhoria:</text:span> O texto não deixa claro se <text:span text:style-name="T2">todos os títulos e edições fornecidos pelo cliente serão enriquecidos</text:span>. Existe a possibilidade de alguns livros não serem encontrados na base de dados? Se sim, qual seria a cobertura mínima aceitável? Qual o volume máximo e mínimo de dados?</text:p>
        </text:list-item>
        <text:list-item>
          <text:p text:style-name="P8"><text:span text:style-name="T2">Sugestão:</text:span> Incluir uma seção que aborda a expectativa de cobertura do enriquecimento. Por exemplo:</text:p>
          <text:list>
            <text:list-item>
              <text:p text:style-name="P12">Mencionar se o objetivo é enriquecer 100% dos dados fornecidos.</text:p>
            </text:list-item>
            <text:list-item>
              <text:p text:style-name="P12">Caso não seja possível garantir 100%, explicar o que acontecerá com os títulos não encontrados (serão retornados sem enriquecimento? Haverá algum relatório sobre isso?).</text:p>
            </text:list-item>
            <text:list-item>
              <text:p text:style-name="P15">Informar sobre a possibilidade de variação na quantidade de dados enriquecidos dependendo da qualidade e especificidade dos dados de entrada do cliente.</text:p>
            </text:list-item>
          </text:list>
        </text:list-item>
      </text:list>
      <text:p text:style-name="P2"><text:span text:style-name="T2">3. Clareza sobre a periodicidade e tempo de disponibilização do enriquecimento de dados:</text:span></text:p>
      <text:list xml:id="list4097808117" text:style-name="WWNum1">
        <text:list-item>
          <text:p text:style-name="P5"><text:span text:style-name="T2">Ponto de Melhoria:</text:span> </text:p>
          <text:list>
            <text:list-item>
              <text:p text:style-name="P13">O texto descreve o processo de enriquecimento como uma ação única ("irá entregar um novo arquivo para o cliente"). <text:span text:style-name="T2">Não há menção à periodicidade</text:span> caso o cliente deseje realizar esse enriquecimento de forma recorrente.</text:p>
            </text:list-item>
            <text:list-item>
              <text:p text:style-name="P13">O texto também <text:span text:style-name="T2">não especifica o tempo estimado</text:span> para a conclusão do processo de enriquecimento e entrega do arquivo ao cliente após o recebimento do arquivo de entrada.</text:p>
            </text:list-item>
          </text:list>
        </text:list-item>
        <text:list-item>
          <text:p text:style-name="P9"><text:span text:style-name="T2">Sugestão:</text:span> Adicionar informações sobre:</text:p>
          <text:list>
            <text:list-item>
              <text:p text:style-name="P13"><text:span text:style-name="T2">Periodicidade:</text:span> Se o enriquecimento será realizado apenas uma vez ou se há a possibilidade de ser feito periodicamente (semanalmente, mensalmente, etc.).</text:p>
            </text:list-item>
            <text:list-item>
              <text:p text:style-name="P16"><text:span text:style-name="T2">Tempo de Disponibilização:</text:span> Estimar um prazo para a entrega do arquivo enriquecido após o recebimento do arquivo do cliente. Por exemplo: "O arquivo enriquecido será entregue ao cliente em até X dias úteis após o recebimento do arquivo contendo os títulos e edições dos livros."</text:p>
            </text:list-item>
          </text:list>
        </text:list-item>
      </text:list>
      <text:p text:style-name="P2"><text:span text:style-name="T2">4. Outras observações e pontos importantes de atenção:</text:span></text:p>
      <text:list xml:id="list3922178482" text:style-name="WWNum3">
        <text:list-item>
          <text:p text:style-name="P6"><text:span text:style-name="T2">Formato do Arquivo de Entrada e Saída:</text:span></text:p>
          <text:list>
            <text:list-item>
              <text:p text:style-name="P14"><text:span text:style-name="T2">Ponto de Melhoria:</text:span> O texto menciona que o cliente disponibilizará um arquivo e que um novo arquivo será entregue. No entanto, <text:span text:style-name="T2">não especifica o formato esperado para o arquivo de entrada</text:span> (ex: *.CSV, *.XLSX, *.TXT) e <text:span text:style-name="T2">nem o formato do arquivo de saída enriquecido</text:span>.</text:p>
            </text:list-item>
            <text:list-item>
              <text:p text:style-name="P14"><text:span text:style-name="T2">Sugestão:</text:span> Definir claramente os formatos de arquivo para entrada e saída, incluindo detalhes como codificação de caracteres (ex: UTF-8), delimitadores (para CSV), nomes de colunas esperados no arquivo de entrada, e a estrutura das colunas no arquivo de saída.</text:p>
            </text:list-item>
          </text:list>
        </text:list-item>
        <text:list-item>
          <text:p text:style-name="P11"><text:span text:style-name="T2">Processo de Validação e Qualidade dos Dados:</text:span></text:p>
          <text:list>
            <text:list-item>
              <text:p text:style-name="P14"><text:span text:style-name="T2">Ponto de Melhoria:</text:span> O texto não menciona se haverá algum processo de <text:span text:style-name="T2">validação dos dados de entrada</text:span> fornecidos pelo cliente (ex: verificar se os títulos e edições estão em um formato esperado).</text:p>
            </text:list-item>
            <text:list-item>
              <text:p text:style-name="P14"><text:soft-page-break/><text:span text:style-name="T2">Ponto de Melhoria:</text:span> Também não detalha o <text:span text:style-name="T2">nível de qualidade esperado para os dados enriquecidos</text:span>. Haverá alguma garantia de precisão ou cobertura mínima?</text:p>
            </text:list-item>
            <text:list-item>
              <text:p text:style-name="P14"><text:span text:style-name="T2">Sugestão:</text:span> Incluir informações sobre:</text:p>
              <text:list>
                <text:list-item>
                  <text:p text:style-name="P18">Se haverá alguma validação dos dados de entrada do cliente.</text:p>
                </text:list-item>
                <text:list-item>
                  <text:p text:style-name="P18">Quais são as expectativas de qualidade dos dados enriquecidos de preferência com números.</text:p>
                </text:list-item>
                <text:list-item>
                  <text:p text:style-name="P18">O que acontece em casos de dados de entrada incompletos ou incorretos.</text:p>
                </text:list-item>
              </text:list>
            </text:list-item>
          </text:list>
        </text:list-item>
        <text:list-item>
          <text:p text:style-name="P11"><text:span text:style-name="T2">Tratamento de Duplicidades:</text:span></text:p>
          <text:list>
            <text:list-item>
              <text:p text:style-name="P14"><text:span text:style-name="T2">Ponto de Melhoria:</text:span> O texto não aborda como o projeto lidará com a possibilidade de <text:span text:style-name="T2">títulos ou edições duplicadas</text:span> no arquivo fornecido pelo cliente.</text:p>
            </text:list-item>
            <text:list-item>
              <text:p text:style-name="P14"><text:span text:style-name="T2">Sugestão:</text:span> Explicar como duplicidades serão tratadas no processo de enriquecimento (serão enriquecidas individualmente? Apenas uma ocorrência será considerada? Um mesmo título em edições diferentes é considerado duplicidade?).</text:p>
            </text:list-item>
          </text:list>
        </text:list-item>
        <text:list-item>
          <text:p text:style-name="P11"><text:span text:style-name="T2">Escopo do Projeto:</text:span></text:p>
          <text:list>
            <text:list-item>
              <text:p text:style-name="P14"><text:span text:style-name="T2">Ponto de Melhoria:</text:span> O texto menciona "Livros", mas seria útil <text:span text:style-name="T2">reafirmar o escopo específico do projeto</text:span>. Por exemplo, se abrange apenas livros físicos, ou também e-books, audiolivros, etc.</text:p>
            </text:list-item>
            <text:list-item>
              <text:p text:style-name="P14"><text:span text:style-name="T2">Sugestão:</text:span> Deixar claro o tipo e formato de "livros" que serão considerados para o enriquecimento.</text:p>
            </text:list-item>
          </text:list>
        </text:list-item>
        <text:list-item>
          <text:p text:style-name="P11"><text:span text:style-name="T2">Comunicação e Feedback:</text:span></text:p>
          <text:list>
            <text:list-item>
              <text:p text:style-name="P14"><text:span text:style-name="T2">Ponto de Melhoria:</text:span> O texto não menciona como será a <text:span text:style-name="T2">comunicação entre o cliente e o time de desenvolvimento</text:span> durante o processo.</text:p>
            </text:list-item>
            <text:list-item>
              <text:p text:style-name="P17"><text:span text:style-name="T2">Sugestão:</text:span> Incluir informações sobre os canais de comunicação, pontos de contato e como o cliente poderá fornecer feedback ou tirar dúvidas.</text:p>
            </text:list-item>
          </text:list>
        </text:list-item>
      </text:list>
      <text:p text:style-name="P2"><text:span text:style-name="T2">Conclusão:</text:span></text:p>
      <text:p text:style-name="P2">O texto apresenta uma boa visão geral do projeto de enriquecimento de dados de livros e seus objetivos. No entanto, para garantir um entendimento completo e evitar falhas de comunicação antes do início do projeto, é crucial detalhar os pontos de melhoria mencionados acima. Ao fornecer informações mais específicas sobre os dados a serem entregues, a quantidade esperada, a periodicidade, os formatos de arquivo e outros detalhes relevantes, o cliente terá uma compreensão muito mais clara do escopo e dos resultados do projeto, bem como facilitará ou até viabiliza uma entrega com mais qualidade ao final do fluxo de desenvolvimento do nosso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1" meta:word-count="901" meta:character-count="5674" meta:non-whitespace-character-count="4845"/>
    <meta:generator>LibreOfficeDev/6.0.5.2$Linux_X86_64 LibreOffice_project/</meta:generator>
  </office:meta>
</office:document-meta>
</file>